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style:font-name="Liberation Serif" fo:font-size="6.80000019073486pt" fo:language="none" fo:country="none" style:font-name-asian="Tahoma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.825" calcext:value-type="float">
            <text:p>1,825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3,2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BS(([.A1]^([.A2]/[.A1]))-SQRT([.A2]-[.A1]))" office:value-type="float" office:value="373.410649836941" calcext:value-type="float">
            <text:p>373,410649836941</text:p>
          </table:table-cell>
        </table:table-row>
        <table:table-row table:style-name="ro1">
          <table:table-cell table:number-columns-repeated="2"/>
          <table:table-cell table:style-name="ce2" table:formula="of:=([.A2]-[.A1])*(([.A2]-([.A3]/([.A2]-[.A1])))/(1+POWER([.A2]-[.A3];2)))" office:value-type="float" office:value="0.647701030453695" calcext:value-type="float">
            <text:p>0,647701030453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.00.0000</text:date>, <text:time style:data-style-name="N2" text:time-value="16:37:09.3195278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6:18:19.447799148</meta:creation-date>
    <dc:date>2023-10-04T17:19:50.723519097</dc:date>
    <meta:editing-duration>PT52M46S</meta:editing-duration>
    <meta:editing-cycles>2</meta:editing-cycles>
    <meta:generator>LibreOffice/7.6.2.1$MacOSX_X86_64 LibreOffice_project/56f7684011345957bbf33a7ee678afaf4d2ba333</meta:generator>
    <meta:document-statistic meta:table-count="1" meta:cell-count="5" meta:object-count="0"/>
  </office:meta>
</office:document-meta>
</file>